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58cm"/>
    </style:style>
    <style:style style:name="co2" style:family="table-column">
      <style:table-column-properties fo:break-before="auto" style:column-width="5.786cm"/>
    </style:style>
    <style:style style:name="co3" style:family="table-column">
      <style:table-column-properties fo:break-before="auto" style:column-width="12.2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1541-rebuild_bom" table:style-name="ta1" table:print-ranges="'1541-rebuild_bom'.A1:'1541-rebuild_bom'.C24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Do 30 Apr 2020 20:06:55 CEST</text:p>
          </table:table-cell>
          <table:table-cell table:style-name="Default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4+dfsg1-1</text:p>
          </table:table-cell>
          <table:table-cell table:style-name="Default"/>
        </table:table-row>
        <table:table-row table:style-name="ro1">
          <table:table-cell office:value-type="string" calcext:value-type="string">
            <text:p>Version:</text:p>
          </table:table-cell>
          <table:table-cell table:style-name="ce2" office:value-type="string" calcext:value-type="string">
            <text:p>1.4.0</text:p>
          </table:table-cell>
          <table:table-cell table:style-name="Default"/>
        </table:table-row>
        <table:table-row table:style-name="ro1">
          <table:table-cell table:style-name="Default"/>
          <table:table-cell table:style-name="ce3"/>
          <table:table-cell table:style-name="Default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THT:C_Disc_D3.4mm_W2.1mm_P2.50mm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THT:C_Disc_D3.4mm_W2.1mm_P2.50mm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THT:C_Disc_D3.4mm_W2.1mm_P2.50mm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ATMEGA1284P-P</text:p>
          </table:table-cell>
          <table:table-cell office:value-type="string" calcext:value-type="string">
            <text:p>Package_DIP:DIP-40_W15.24mm_Socket_LongPads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VIA6522</text:p>
          </table:table-cell>
          <table:table-cell office:value-type="string" calcext:value-type="string">
            <text:p>Package_DIP:DIP-40_W15.24mm_Socket_LongPads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Connector_IDC:IDC-Header_2x03_P2.54mm_Vertical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Connector_PinHeader_2.54mm:PinHeader_1x04_P2.54mm_Vertical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RESET_1541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SD Card Modul Connector</text:p>
          </table:table-cell>
          <table:table-cell office:value-type="string" calcext:value-type="string">
            <text:p>Connector_PinSocket_2.54mm:PinSocket_2x08_P2.54mm_Vertical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EXT_5V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Connector_PinHeader_2.54mm:PinHeader_1x03_P2.54mm_Vertical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LCD Display</text:p>
          </table:table-cell>
          <table:table-cell office:value-type="string" calcext:value-type="string">
            <text:p>Connector_IDC:IDC-Header_2x05_P2.54mm_Vertical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VIA_PIN_1-20</text:p>
          </table:table-cell>
          <table:table-cell office:value-type="string" calcext:value-type="string">
            <text:p>Connector_PinHeader_2.54mm:PinHeader_1x20_P2.54mm_Vertical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VIA_PIN_21-40</text:p>
          </table:table-cell>
          <table:table-cell office:value-type="string" calcext:value-type="string">
            <text:p>Connector_PinHeader_2.54mm:PinHeader_1x20_P2.54mm_Vertical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style-name="ce4" office:value-type="float" office:value="150" calcext:value-type="float">
            <text:p>150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entiometer_THT:Potentiometer_Bourns_3296W_Vertica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Button_Switch_THT:SW_PUSH_6mm_H5mm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24Mhz</text:p>
          </table:table-cell>
          <table:table-cell office:value-type="string" calcext:value-type="string">
            <text:p>Oscillator:Oscillator_DIP-14_LargePa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.00.0000</text:date>, <text:time style:data-style-name="N2" text:time-value="20:20:33.21272527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30T20:20:48.208454420</dc:date>
    <meta:editing-duration>PT6M1S</meta:editing-duration>
    <meta:editing-cycles>5</meta:editing-cycles>
    <meta:generator>LibreOffice/6.3.5.2$Linux_X86_64 LibreOffice_project/30$Build-2</meta:generator>
    <meta:print-date>2020-04-30T20:15:56.841337844</meta:print-date>
    <meta:document-statistic meta:table-count="1" meta:cell-count="66" meta:object-count="0"/>
  </office:meta>
</office:document-meta>
</file>